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23ff23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0000" fo:border="0.002cm solid #000000"/>
    </style:style>
    <style:style style:name="ce8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23ff23" fo:border="0.002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3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Sujet</text:p>
          </table:table-cell>
          <table:table-cell table:style-name="ce16" office:value-type="string">
            <text:p>État FR</text:p>
          </table:table-cell>
          <table:table-cell table:style-name="ce16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4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Éditer le text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Modifier les options du programm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0" office:value-type="string">
            <text:p>Boite de dialogue</text:p>
          </table:table-cell>
          <table:table-cell table:style-name="ce14" office:value-type="string">
            <text:p>Modifier des diapositives</text:p>
          </table:table-cell>
          <table:table-cell table:style-name="ce18" office:value-type="string">
            <text:p>Rédigé</text:p>
          </table:table-cell>
          <table:table-cell table:style-name="ce18" office:value-type="string">
            <text:p>Traduit</text:p>
          </table:table-cell>
          <table:table-cell table:style-name="ce3"/>
          <table:table-cell table:style-name="ce24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7" office:value-type="string">
            <text:p>Boite de dialogue</text:p>
          </table:table-cell>
          <table:table-cell table:style-name="ce15" office:value-type="string">
            <text:p>Définir le fond d'écran</text:p>
          </table:table-cell>
          <table:table-cell table:style-name="ce19" office:value-type="string">
            <text:p>À finir</text:p>
          </table:table-cell>
          <table:table-cell table:style-name="ce21"/>
          <table:table-cell table:style-name="ce4"/>
          <table:table-cell table:style-name="ce24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ecadrer et/ou corriger une image ou une vidéo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a piste musical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5" office:value-type="string">
            <text:p>Générer le film du projet</text:p>
          </table:table-cell>
          <table:table-cell table:style-name="ce19" office:value-type="string">
            <text:p>À finir</text:p>
          </table:table-cell>
          <table:table-cell table:style-name="ce21"/>
          <table:table-cell table:style-name="ce4"/>
          <table:table-cell table:style-name="ce24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es transitions entrantes des diapositive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4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Découper une vidéo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0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Sommaire de la documentation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Principes de fonctionnement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a barre de temp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commandes du menu et de la barre d'outil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fichiers projet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Description générale de l'interface de ffDiaporama</text:p>
          </table:table-cell>
          <table:table-cell table:style-name="ce19" office:value-type="string">
            <text:p>À finir</text:p>
          </table:table-cell>
          <table:table-cell table:style-name="ce19"/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paramètres de la ligne de command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9</text:p>
          </table:table-cell>
          <table:table-cell table:style-name="ce7" office:value-type="string">
            <text:p>Fonctionnement</text:p>
          </table:table-cell>
          <table:table-cell table:style-name="ce15" office:value-type="string">
            <text:p>Générer le film du projet</text:p>
          </table:table-cell>
          <table:table-cell table:style-name="ce21" office:value-type="string">
            <text:p>A finir</text:p>
          </table:table-cell>
          <table:table-cell table:style-name="ce21"/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Dlg_006</text:p>
          </table:table-cell>
          <table:table-cell table:style-name="ce11" office:value-type="string">
            <text:p>Libéré : n'existe plus</text:p>
          </table:table-cell>
          <table:table-cell table:style-name="ce11"/>
          <table:table-cell table:style-name="ce22" table:number-columns-repeated="2"/>
          <table:table-cell table:style-name="ce11"/>
          <table:table-cell table:number-columns-repeated="4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22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06T22:35:47</dc:date>
    <dc:creator>dominique </dc:creator>
    <meta:editing-duration>PT6H52M52S</meta:editing-duration>
    <meta:editing-cycles>51</meta:editing-cycles>
    <meta:generator>LibreOffice/3.3$Unix LibreOffice_project/330m19$Build-202</meta:generator>
    <meta:document-statistic meta:table-count="3" meta:cell-count="94" meta:object-count="0"/>
  </office:meta>
</office:document-meta>
</file>